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Monospace" svg:font-family="Monospace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1dfc84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21d9b8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257018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26d0da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2cd0ff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32ada0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3c1b2a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412e4c" style:font-size-asian="12pt" style:font-size-complex="12pt"/>
    </style:style>
    <style:style style:name="P10" style:family="paragraph" style:parent-style-name="Standard">
      <style:text-properties style:font-name="WenQuanYi Micro Hei" fo:font-size="12pt" officeooo:paragraph-rsid="004552ca" style:font-size-asian="12pt" style:font-size-complex="12pt"/>
    </style:style>
    <style:style style:name="P11" style:family="paragraph" style:parent-style-name="Standard">
      <style:text-properties style:font-name="WenQuanYi Micro Hei" fo:font-size="12pt" officeooo:paragraph-rsid="004fbf6a" style:font-size-asian="12pt" style:font-size-complex="12pt"/>
    </style:style>
    <style:style style:name="P12" style:family="paragraph" style:parent-style-name="Standard">
      <style:text-properties style:font-name="WenQuanYi Micro Hei" fo:font-size="12pt" officeooo:paragraph-rsid="0051a54d" style:font-size-asian="12pt" style:font-size-complex="12pt"/>
    </style:style>
    <style:style style:name="P13" style:family="paragraph" style:parent-style-name="Standard">
      <style:text-properties style:font-name="WenQuanYi Micro Hei" fo:font-size="12pt" officeooo:paragraph-rsid="005aca1e" style:font-size-asian="12pt" style:font-size-complex="12pt"/>
    </style:style>
    <style:style style:name="P1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T1" style:family="text">
      <style:text-properties officeooo:rsid="0018f6db"/>
    </style:style>
    <style:style style:name="T2" style:family="text">
      <style:text-properties officeooo:rsid="001dfc84"/>
    </style:style>
    <style:style style:name="T3" style:family="text">
      <style:text-properties officeooo:rsid="001f8292"/>
    </style:style>
    <style:style style:name="T4" style:family="text">
      <style:text-properties style:font-name="WenQuanYi Micro Hei" fo:font-size="12pt" style:font-size-asian="12pt" style:font-size-complex="12pt"/>
    </style:style>
    <style:style style:name="T5" style:family="text">
      <style:text-properties style:font-name="WenQuanYi Micro Hei" fo:font-size="12pt" officeooo:rsid="0026d0da" style:font-size-asian="12pt" style:font-size-complex="12pt"/>
    </style:style>
    <style:style style:name="T6" style:family="text">
      <style:text-properties style:font-name="WenQuanYi Micro Hei" fo:font-size="12pt" officeooo:rsid="002f99ef" style:font-size-asian="12pt" style:font-size-complex="12pt"/>
    </style:style>
    <style:style style:name="T7" style:family="text">
      <style:text-properties officeooo:rsid="00244641"/>
    </style:style>
    <style:style style:name="T8" style:family="text">
      <style:text-properties officeooo:rsid="00257018"/>
    </style:style>
    <style:style style:name="T9" style:family="text">
      <style:text-properties officeooo:rsid="0026d0da"/>
    </style:style>
    <style:style style:name="T10" style:family="text">
      <style:text-properties fo:color="#808000"/>
    </style:style>
    <style:style style:name="T11" style:family="text">
      <style:text-properties fo:color="#c0c0c0"/>
    </style:style>
    <style:style style:name="T12" style:family="text">
      <style:text-properties fo:color="#c0c0c0" officeooo:rsid="0043c777"/>
    </style:style>
    <style:style style:name="T13" style:family="text">
      <style:text-properties fo:color="#000000"/>
    </style:style>
    <style:style style:name="T14" style:family="text">
      <style:text-properties fo:color="#800080"/>
    </style:style>
    <style:style style:name="T15" style:family="text">
      <style:text-properties fo:color="#008000"/>
    </style:style>
    <style:style style:name="T16" style:family="text">
      <style:text-properties fo:color="#008000" officeooo:rsid="0043c777"/>
    </style:style>
    <style:style style:name="T17" style:family="text">
      <style:text-properties officeooo:rsid="002ab13b"/>
    </style:style>
    <style:style style:name="T18" style:family="text">
      <style:text-properties officeooo:rsid="002cd0ff"/>
    </style:style>
    <style:style style:name="T19" style:family="text">
      <style:text-properties officeooo:rsid="00395814"/>
    </style:style>
    <style:style style:name="T20" style:family="text">
      <style:text-properties officeooo:rsid="0039d8b6"/>
    </style:style>
    <style:style style:name="T21" style:family="text">
      <style:text-properties officeooo:rsid="003c1b2a"/>
    </style:style>
    <style:style style:name="T22" style:family="text">
      <style:text-properties officeooo:rsid="003d9eb5"/>
    </style:style>
    <style:style style:name="T23" style:family="text">
      <style:text-properties officeooo:rsid="003de361"/>
    </style:style>
    <style:style style:name="T24" style:family="text">
      <style:text-properties officeooo:rsid="003f0d7f"/>
    </style:style>
    <style:style style:name="T25" style:family="text">
      <style:text-properties officeooo:rsid="00406f5d"/>
    </style:style>
    <style:style style:name="T26" style:family="text">
      <style:text-properties officeooo:rsid="00428f38"/>
    </style:style>
    <style:style style:name="T27" style:family="text">
      <style:text-properties officeooo:rsid="0043c777"/>
    </style:style>
    <style:style style:name="T28" style:family="text">
      <style:text-properties officeooo:rsid="00461d87"/>
    </style:style>
    <style:style style:name="T29" style:family="text">
      <style:text-properties officeooo:rsid="0047f67a"/>
    </style:style>
    <style:style style:name="T30" style:family="text">
      <style:text-properties officeooo:rsid="004a6e75"/>
    </style:style>
    <style:style style:name="T31" style:family="text">
      <style:text-properties officeooo:rsid="004b17ab"/>
    </style:style>
    <style:style style:name="T32" style:family="text">
      <style:text-properties officeooo:rsid="004cdf88"/>
    </style:style>
    <style:style style:name="T33" style:family="text">
      <style:text-properties officeooo:rsid="004e53da"/>
    </style:style>
    <style:style style:name="T34" style:family="text">
      <style:text-properties officeooo:rsid="0050cc61"/>
    </style:style>
    <style:style style:name="T35" style:family="text">
      <style:text-properties officeooo:rsid="0051a54d"/>
    </style:style>
    <style:style style:name="T36" style:family="text">
      <style:text-properties officeooo:rsid="0055f287"/>
    </style:style>
    <style:style style:name="T37" style:family="text">
      <style:text-properties officeooo:rsid="0057b408"/>
    </style:style>
    <style:style style:name="T38" style:family="text">
      <style:text-properties officeooo:rsid="0058aa5e"/>
    </style:style>
    <style:style style:name="T39" style:family="text">
      <style:text-properties officeooo:rsid="00596940"/>
    </style:style>
    <style:style style:name="T40" style:family="text">
      <style:text-properties officeooo:rsid="005c928c"/>
    </style:style>
    <style:style style:name="T41" style:family="text">
      <style:text-properties officeooo:rsid="005d1b0c"/>
    </style:style>
    <style:style style:name="T42" style:family="text">
      <style:text-properties officeooo:rsid="005e959d"/>
    </style:style>
    <style:style style:name="T43" style:family="text">
      <style:text-properties fo:color="#000080"/>
    </style:style>
    <style:style style:name="T44" style:family="text">
      <style:text-properties fo:color="#000080" officeooo:rsid="0043c7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如何在</text:span>Qt中获取屏幕大小呢？</text:p>
      <text:p text:style-name="P3">首先要调用QApplication类中的一个<text:span text:style-name="T2">static </text:span>方法，如下：</text:p>
      <text:p text:style-name="P2"><text:span text:style-name="T2">Q</text:span><text:span text:style-name="T3">D</text:span><text:span text:style-name="T2">esktopWidget *Q</text:span><text:span text:style-name="T7">A</text:span><text:span text:style-name="T2">pplication::desktop()</text:span></text:p>
      <text:p text:style-name="P4"><text:span text:style-name="T8">QApplication类用来管理GUI应用程序的控制流和主要设置，其派生关系如下：</text:span></text:p>
      <text:p text:style-name="P5"><text:span text:style-name="T8">QApplication</text:span><text:span text:style-name="T9">：QGuiApplication：QCoreApplication：QObject</text:span></text:p>
      <text:p text:style-name="P6"><text:span text:style-name="T9">在主程序中</text:span><text:span text:style-name="T17">，一定是QApplication而非 </text:span><text:span text:style-name="T9">QGuiApplication或 QCoreApplication</text:span><text:span text:style-name="T18">，否则会有</text:span></text:p>
      <text:p text:style-name="Standard"><text:span text:style-name="T5">错误</text:span><text:span text:style-name="T6">“</text:span><text:span text:style-name="T4">QWidget: Cannot create a QWidget without QApplication</text:span><text:span text:style-name="T6">”。</text:span></text:p>
      <text:p text:style-name="P14">int main(int argc, char *argv[])</text:p>
      <text:p text:style-name="P14">{</text:p>
      <text:p text:style-name="P14"><text:s text:c="4"/>QApplication app(argc, argv);</text:p>
      <text:p text:style-name="P14"><text:s text:c="4"/>// ...</text:p>
      <text:p text:style-name="P14"><text:s text:c="4"/>return app.exec();</text:p>
      <text:p text:style-name="P14">}</text:p>
      <text:p text:style-name="P7"><text:span text:style-name="T2">Q</text:span><text:span text:style-name="T3">D</text:span><text:span text:style-name="T2">esktopWidget类提供了访问多屏幕信息的接口</text:span><text:span text:style-name="T19">，有时候我们的系统由多个屏幕组成</text:span><text:span text:style-name="T20">，这时我们可以把这些屏幕当作多个桌面来对待，也可以看成是一个大的虚拟桌面。</text:span></text:p>
      <text:p text:style-name="P8"><text:span text:style-name="T23">&gt;&gt;</text:span><text:span text:style-name="T2">Q</text:span><text:span text:style-name="T21">D</text:span><text:span text:style-name="T2">esktopWidget</text:span><text:span text:style-name="T21">::</text:span><text:span text:style-name="T22">screenGeometry()用来</text:span><text:span text:style-name="T24">获得屏幕大小，有三个重载函数</text:span><text:span text:style-name="T25">：</text:span></text:p>
      <text:p text:style-name="P9"><text:span text:style-name="T26">const QRect </text:span><text:span text:style-name="T2">Q</text:span><text:span text:style-name="T30">D</text:span><text:span text:style-name="T2">esktopWidget</text:span><text:span text:style-name="T21">::</text:span><text:span text:style-name="T22">screenGeometry(</text:span><text:span text:style-name="T27">int screen = -1</text:span><text:span text:style-name="T22">) </text:span><text:span text:style-name="T27">const</text:span></text:p>
      <text:p text:style-name="P10"><text:span text:style-name="T26">const QRect </text:span><text:span text:style-name="T2">Q</text:span><text:span text:style-name="T30">D</text:span><text:span text:style-name="T2">esktopWidget</text:span><text:span text:style-name="T21">::</text:span><text:span text:style-name="T22">screenGeometry</text:span><text:span text:style-name="T28">(const Q</text:span><text:span text:style-name="T31">W</text:span><text:span text:style-name="T28">idget *widget</text:span><text:span text:style-name="T22">) </text:span><text:span text:style-name="T27">const</text:span></text:p>
      <text:p text:style-name="P10"><text:span text:style-name="T26">const QRect </text:span><text:span text:style-name="T2">Q</text:span><text:span text:style-name="T21">D</text:span><text:span text:style-name="T2">esktopWidget</text:span><text:span text:style-name="T21">::</text:span><text:span text:style-name="T22">screenGeometry(</text:span><text:span text:style-name="T29">const Q</text:span><text:span text:style-name="T32">P</text:span><text:span text:style-name="T29">oint &amp;p</text:span><text:span text:style-name="T22">) </text:span><text:span text:style-name="T27">const</text:span></text:p>
      <text:p text:style-name="P12"><text:span text:style-name="T23">&gt;&gt;</text:span><text:span text:style-name="T2">Q</text:span><text:span text:style-name="T21">D</text:span><text:span text:style-name="T2">esktopWidget</text:span><text:span text:style-name="T21">::</text:span><text:span text:style-name="T33">available</text:span><text:span text:style-name="T22">Geometry()用来</text:span><text:span text:style-name="T24">获得屏幕</text:span><text:span text:style-name="T34">的有效区域</text:span><text:span text:style-name="T24">，如在</text:span><text:span text:style-name="T22">screenGeometry </text:span><text:span text:style-name="T35">()的基础上去掉</text:span><text:span text:style-name="T37">桌面</text:span><text:span text:style-name="T35">菜单栏等占据的区域，</text:span><text:span text:style-name="T24">有三个重载函数</text:span><text:span text:style-name="T25">：</text:span></text:p>
      <text:p text:style-name="P11"><text:span text:style-name="T26">const QRect </text:span><text:span text:style-name="T2">Q</text:span><text:span text:style-name="T30">D</text:span><text:span text:style-name="T2">esktopWidget</text:span><text:span text:style-name="T21">::</text:span><text:span text:style-name="T33">available</text:span><text:span text:style-name="T22">Geometry(</text:span><text:span text:style-name="T27">int screen = -1</text:span><text:span text:style-name="T22">) </text:span><text:span text:style-name="T27">const</text:span></text:p>
      <text:p text:style-name="P11"><text:span text:style-name="T26">const QRect </text:span><text:span text:style-name="T2">Q</text:span><text:span text:style-name="T30">D</text:span><text:span text:style-name="T2">esktopWidget</text:span><text:span text:style-name="T21">::</text:span><text:span text:style-name="T33">available</text:span><text:span text:style-name="T22">Geometry</text:span><text:span text:style-name="T28">(const Q</text:span><text:span text:style-name="T31">W</text:span><text:span text:style-name="T28">idget *widget</text:span><text:span text:style-name="T22">) </text:span><text:span text:style-name="T27">const</text:span></text:p>
      <text:p text:style-name="P11"><text:span text:style-name="T26">const QRect </text:span><text:span text:style-name="T2">Q</text:span><text:span text:style-name="T21">D</text:span><text:span text:style-name="T2">esktopWidget</text:span><text:span text:style-name="T21">::</text:span><text:span text:style-name="T33">available</text:span><text:span text:style-name="T22">Geometry(</text:span><text:span text:style-name="T29">const Q</text:span><text:span text:style-name="T32">P</text:span><text:span text:style-name="T29">oint &amp;p</text:span><text:span text:style-name="T22">) </text:span><text:span text:style-name="T27">const</text:span></text:p>
      <text:p text:style-name="P13"><text:span text:style-name="T36">&gt;&gt; </text:span><text:span text:style-name="T2">Q</text:span><text:span text:style-name="T21">D</text:span><text:span text:style-name="T2">esktopWidget继承自QWidget</text:span><text:span text:style-name="T38">，所以通过</text:span><text:span text:style-name="T2">QWidget中的</text:span><text:span text:style-name="T38">width</text:span><text:span text:style-name="T39">()和height()也可以获得屏幕尺寸</text:span><text:span text:style-name="T40">，但是有多个屏幕时</text:span><text:span text:style-name="T41">，这两个接口就用非所用了，因为返回的是整个大的虚拟桌面的大小。</text:span></text:p>
      <text:p text:style-name="P10"><text:span text:style-name="T27">下面是一个完整的例子</text:span><text:span text:style-name="T42">，展示了获取屏幕尺寸的方法，并将其设置为QML上下问属性，这样在QML文件中也就可以访问了。</text:span></text:p>
      <text:p text:style-name="P14">#include &lt;QApplication&gt;</text:p>
      <text:p text:style-name="P14">#include &lt;QQuickView&gt;</text:p>
      <text:p text:style-name="P14">#include &lt;QtQml&gt;</text:p>
      <text:p text:style-name="P14">#include &lt;QDesktopWidget&gt;</text:p>
      <text:p text:style-name="P14">#include &lt;QRect&gt;</text:p>
      <text:p text:style-name="P14">#include &lt;iostream&gt;</text:p>
      <text:p text:style-name="P14"/>
      <text:p text:style-name="P14">int main(int argc, char *argv[])</text:p>
      <text:p text:style-name="P14">{</text:p>
      <text:p text:style-name="P14"><text:s text:c="4"/>QApplication app(argc, argv);</text:p>
      <text:p text:style-name="P14"/>
      <text:p text:style-name="P14"><text:s text:c="4"/>int virtualWidth = 0;</text:p>
      <text:p text:style-name="P14"><text:s text:c="4"/>int virtualHeight = 0;</text:p>
      <text:p text:style-name="P14"><text:s text:c="4"/>int availableWidth = 0;</text:p>
      <text:p text:style-name="P14"><text:s text:c="4"/>int availableHeight = 0;</text:p>
      <text:p text:style-name="P14"><text:soft-page-break/><text:s text:c="4"/>int screenWidth = 0;</text:p>
      <text:p text:style-name="P14"><text:s text:c="4"/>int screenHeight = 0;</text:p>
      <text:p text:style-name="P14"/>
      <text:p text:style-name="P14"><text:s text:c="4"/>QDesktopWidget *deskWgt = QApplication::desktop();</text:p>
      <text:p text:style-name="P14"><text:s text:c="4"/>if (deskWgt) {</text:p>
      <text:p text:style-name="P14"><text:s text:c="8"/>virtualWidth = deskWgt-&gt;width();</text:p>
      <text:p text:style-name="P14"><text:s text:c="8"/>virtualHeight = deskWgt-&gt;height();</text:p>
      <text:p text:style-name="P14"><text:s text:c="8"/>std::cout &lt;&lt; "virtual width:" &lt;&lt; virtualWidth &lt;&lt; ",height:" &lt;&lt; virtualHeight &lt;&lt; std::endl;</text:p>
      <text:p text:style-name="P14"/>
      <text:p text:style-name="P14"><text:s text:c="8"/>QRect availableRect = deskWgt-&gt;availableGeometry();</text:p>
      <text:p text:style-name="P14"><text:s text:c="8"/>availableWidth = availableRect.width();</text:p>
      <text:p text:style-name="P14"><text:s text:c="8"/>availableHeight = availableRect.height();</text:p>
      <text:p text:style-name="P14"><text:s text:c="8"/>std::cout &lt;&lt; "available width:" &lt;&lt;availableWidth &lt;&lt; ",height:" &lt;&lt; availableHeight &lt;&lt; std::endl;</text:p>
      <text:p text:style-name="P14"/>
      <text:p text:style-name="P14"><text:s text:c="8"/>QRect screenRect = deskWgt-&gt;screenGeometry();</text:p>
      <text:p text:style-name="P14"><text:s text:c="8"/>screenWidth = screenRect.width();</text:p>
      <text:p text:style-name="P14"><text:s text:c="8"/>screenHeight = screenRect.height();</text:p>
      <text:p text:style-name="P14"><text:s text:c="8"/>std::cout &lt;&lt; "screen width:" &lt;&lt;screenWidth &lt;&lt; ",height:" &lt;&lt; screenHeight &lt;&lt; std::endl;</text:p>
      <text:p text:style-name="P14"><text:s text:c="4"/>}</text:p>
      <text:p text:style-name="P14"/>
      <text:p text:style-name="P14"><text:s text:c="4"/>QQuickView view;</text:p>
      <text:p text:style-name="P14"><text:s text:c="4"/>view.setSource(QUrl(QStringLiteral("qrc:///main.qml")));</text:p>
      <text:p text:style-name="P14"><text:s text:c="4"/>if (view.rootContext()) {</text:p>
      <text:p text:style-name="P14"><text:s text:c="8"/>view.rootContext()-&gt;setContextProperty("virtualWidth", virtualWidth);</text:p>
      <text:p text:style-name="P14"><text:s text:c="8"/>view.rootContext()-&gt;setContextProperty("virtualHeight", virtualHeight);</text:p>
      <text:p text:style-name="P14"><text:s text:c="8"/>view.rootContext()-&gt;setContextProperty("availableWidth", availableWidth);</text:p>
      <text:p text:style-name="P14"><text:s text:c="8"/>view.rootContext()-&gt;setContextProperty("availableHeight", availableHeight);</text:p>
      <text:p text:style-name="P14"><text:s text:c="8"/>view.rootContext()-&gt;setContextProperty("screenWidth", screenWidth);</text:p>
      <text:p text:style-name="P14"><text:s text:c="8"/>view.rootContext()-&gt;setContextProperty("screenHeight", screenHeight);</text:p>
      <text:p text:style-name="P14"><text:s text:c="4"/>}</text:p>
      <text:p text:style-name="P14"><text:s text:c="4"/>view.show();</text:p>
      <text:p text:style-name="P14"><text:s text:c="4"/>return app.exec();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Monospace" svg:font-family="Monospace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2-09T10:23:04</meta:creation-date>
    <dc:date>2015-02-09T13:21:52</dc:date>
    <dc:creator>hanjunjie </dc:creator>
    <meta:editing-duration>PT2H37M39S</meta:editing-duration>
    <meta:editing-cycles>69</meta:editing-cycles>
    <meta:generator>LibreOffice/4.0.2.2$Linux_X86_64 LibreOffice_project/400m0$Build-2</meta:generator>
    <meta:document-statistic meta:table-count="0" meta:image-count="0" meta:object-count="0" meta:page-count="2" meta:paragraph-count="66" meta:word-count="534" meta:character-count="2913" meta:non-whitespace-character-count="2555"/>
  </office:meta>
</office:document-meta>
</file>